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ControlledResourceImpl.checkou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sionControlledResourceImpl.initProperti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VersionControlledResourceImpl.update( UpdateInfo updat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ntrolledResourceImpl.merge( MergeInfo merg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ntrolledResourceImpl.getSupportedMetho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rsionControlledResourceImpl.label( LabelInfo labelInf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ersionControlledResourceImpl.isVersionControll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ControlledResourceImpl.getVersionHisto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ersionControlledResourceImpl.un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ntrolledResourceImpl.checki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sionControlledResourceImpl.addVersionContro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rsionControlledResourceImpl.VersionControlledResourceImpl( DavResourceLocator locator , DavResourceFactory factory , DavSession session , ResourceConfig config , Item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ControlledResourceImpl.initSupportedRepor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ControlledResourceImpl.VersionControlledResourceImpl( DavResourceLocator locator , DavResourceFactory factory , DavSession session , ResourceConfig config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